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99mm"/>
    </style:style>
    <style:style style:name="ro1" style:family="table-row">
      <style:table-row-properties style:row-height="11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irt" style:data-style-name="N0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0" table:default-cell-style-name="Default"/>
        <table:table-row table:style-name="ro1">
          <table:table-cell table:number-columns-repeated="9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Sky" table:number-columns-repeated="48"/>
          <table:table-cell table:number-columns-repeated="42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Sky" table:number-columns-repeated="48"/>
          <table:table-cell table:number-columns-repeated="42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Sky" table:number-columns-repeated="48"/>
          <table:table-cell table:number-columns-repeated="42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Sky" table:number-columns-repeated="48"/>
          <table:table-cell table:number-columns-repeated="4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Sky" table:number-columns-repeated="48"/>
          <table:table-cell table:number-columns-repeated="4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Sky" table:number-columns-repeated="48"/>
          <table:table-cell table:number-columns-repeated="4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Sky" table:number-columns-repeated="48"/>
          <table:table-cell table:number-columns-repeated="42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Sky" table:number-columns-repeated="48"/>
          <table:table-cell table:number-columns-repeated="42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Sky" table:number-columns-repeated="48"/>
          <table:table-cell table:number-columns-repeated="42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Sky" table:number-columns-repeated="48"/>
          <table:table-cell table:number-columns-repeated="42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Sky" table:number-columns-repeated="48"/>
          <table:table-cell table:number-columns-repeated="42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Sky" table:number-columns-repeated="48"/>
          <table:table-cell table:number-columns-repeated="42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Sky" table:number-columns-repeated="48"/>
          <table:table-cell table:number-columns-repeated="42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Sky" table:number-columns-repeated="48"/>
          <table:table-cell table:number-columns-repeated="42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Sky" table:number-columns-repeated="41"/>
          <table:table-cell table:style-name="Sky" office:value-type="string" calcext:value-type="string">
            <text:p>w=</text:p>
          </table:table-cell>
          <table:table-cell table:style-name="Sky" office:value-type="float" office:value="10" calcext:value-type="float">
            <text:p>10</text:p>
          </table:table-cell>
          <table:table-cell table:style-name="Sky" table:number-columns-repeated="5"/>
          <table:table-cell table:number-columns-repeated="42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Sky" table:number-columns-repeated="41"/>
          <table:table-cell table:style-name="Sky" office:value-type="string" calcext:value-type="string">
            <text:p>h=</text:p>
          </table:table-cell>
          <table:table-cell table:style-name="Sky" office:value-type="float" office:value="7" calcext:value-type="float">
            <text:p>7</text:p>
          </table:table-cell>
          <table:table-cell table:style-name="Sky" table:number-columns-repeated="5"/>
          <table:table-cell table:number-columns-repeated="42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style-name="Sky"/>
          <table:table-cell table:style-name="Sky" office:value-type="string" calcext:value-type="string">
            <text:p>100 m Sequoia</text:p>
          </table:table-cell>
          <table:table-cell table:style-name="Sky" table:number-columns-repeated="39"/>
          <table:table-cell table:style-name="Sky" office:value-type="string" calcext:value-type="string">
            <text:p>d=</text:p>
          </table:table-cell>
          <table:table-cell table:style-name="Sky" office:value-type="float" office:value="7" calcext:value-type="float">
            <text:p>7</text:p>
          </table:table-cell>
          <table:table-cell table:style-name="Sky" table:number-columns-repeated="5"/>
          <table:table-cell table:number-columns-repeated="42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style-name="Sky"/>
          <table:table-cell table:style-name="Trunk"/>
          <table:table-cell table:style-name="Sky" table:number-columns-repeated="46"/>
          <table:table-cell table:number-columns-repeated="42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style-name="Sky"/>
          <table:table-cell table:style-name="Trunk"/>
          <table:table-cell table:style-name="Sky"/>
          <table:table-cell table:style-name="Sky" office:value-type="string" calcext:value-type="string">
            <text:p>50 m pine</text:p>
          </table:table-cell>
          <table:table-cell table:style-name="Sky" table:number-columns-repeated="37"/>
          <table:table-cell table:style-name="Leaf" table:number-columns-repeated="5"/>
          <table:table-cell table:style-name="Twig"/>
          <table:table-cell table:style-name="Leaf"/>
          <table:table-cell table:number-columns-repeated="42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style-name="Sky"/>
          <table:table-cell table:style-name="Trunk"/>
          <table:table-cell table:style-name="Sky"/>
          <table:table-cell table:style-name="Trunk"/>
          <table:table-cell table:style-name="Sky" table:number-columns-repeated="30"/>
          <table:table-cell table:style-name="Leaf" table:number-columns-repeated="5"/>
          <table:table-cell table:style-name="Twig"/>
          <table:table-cell table:style-name="Sky"/>
          <table:table-cell table:style-name="Twig"/>
          <table:table-cell table:style-name="Branch"/>
          <table:table-cell table:style-name="Leaf"/>
          <table:table-cell table:style-name="Twig"/>
          <table:table-cell table:style-name="Branch"/>
          <table:table-cell table:style-name="Leaf" table:number-columns-repeated="2"/>
          <table:table-cell table:number-columns-repeated="42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style-name="Sky"/>
          <table:table-cell table:style-name="Trunk"/>
          <table:table-cell table:style-name="Sky"/>
          <table:table-cell table:style-name="Trunk"/>
          <table:table-cell table:style-name="Sky"/>
          <table:table-cell table:style-name="Sky" office:value-type="string" calcext:value-type="string">
            <text:p>25 m linden</text:p>
          </table:table-cell>
          <table:table-cell table:style-name="Sky" table:number-columns-repeated="28"/>
          <table:table-cell table:style-name="Twig"/>
          <table:table-cell table:style-name="Branch"/>
          <table:table-cell table:style-name="Leaf"/>
          <table:table-cell table:style-name="Twig"/>
          <table:table-cell table:style-name="Branch"/>
          <table:table-cell table:style-name="Leaf"/>
          <table:table-cell table:style-name="Sky"/>
          <table:table-cell table:style-name="Leaf" table:number-columns-repeated="2"/>
          <table:table-cell table:style-name="Branch"/>
          <table:table-cell table:style-name="Twig"/>
          <table:table-cell table:style-name="Branch"/>
          <table:table-cell table:style-name="Leaf" table:number-columns-repeated="2"/>
          <table:table-cell table:number-columns-repeated="42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style-name="Sky"/>
          <table:table-cell table:style-name="Trunk"/>
          <table:table-cell table:style-name="Sky"/>
          <table:table-cell table:style-name="Trunk"/>
          <table:table-cell table:style-name="Sky"/>
          <table:table-cell table:style-name="Trunk"/>
          <table:table-cell table:style-name="Sky" table:number-columns-repeated="20"/>
          <table:table-cell table:style-name="Leaf" table:number-columns-repeated="2"/>
          <table:table-cell table:style-name="Twig"/>
          <table:table-cell table:style-name="Leaf" table:number-columns-repeated="2"/>
          <table:table-cell table:style-name="Sky" table:number-columns-repeated="3"/>
          <table:table-cell table:style-name="Leaf" table:number-columns-repeated="2"/>
          <table:table-cell table:style-name="Branch"/>
          <table:table-cell table:style-name="Twig"/>
          <table:table-cell table:style-name="Branch"/>
          <table:table-cell table:style-name="Leaf"/>
          <table:table-cell table:style-name="Sky"/>
          <table:table-cell table:style-name="Leaf"/>
          <table:table-cell table:style-name="Sky"/>
          <table:table-cell table:style-name="Leaf"/>
          <table:table-cell table:style-name="Trunk"/>
          <table:table-cell table:style-name="Sky"/>
          <table:table-cell table:style-name="Leaf"/>
          <table:table-cell table:style-name="Sky"/>
          <table:table-cell table:number-columns-repeated="42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style-name="Sky"/>
          <table:table-cell table:style-name="Trunk"/>
          <table:table-cell table:style-name="Sky"/>
          <table:table-cell table:style-name="Trunk"/>
          <table:table-cell table:style-name="Sky"/>
          <table:table-cell table:style-name="Trunk"/>
          <table:table-cell table:style-name="Sky"/>
          <table:table-cell table:style-name="Sky" office:value-type="string" calcext:value-type="string">
            <text:p>15 m apple</text:p>
          </table:table-cell>
          <table:table-cell table:style-name="Sky" table:number-columns-repeated="14"/>
          <table:table-cell table:style-name="Leaf"/>
          <table:table-cell table:style-name="Sky" table:number-columns-repeated="3"/>
          <table:table-cell table:style-name="Twig"/>
          <table:table-cell table:style-name="Branch"/>
          <table:table-cell table:style-name="Twig"/>
          <table:table-cell table:style-name="Branch"/>
          <table:table-cell table:style-name="Twig"/>
          <table:table-cell table:style-name="Sky" table:number-columns-repeated="3"/>
          <table:table-cell table:style-name="Leaf"/>
          <table:table-cell table:style-name="Sky"/>
          <table:table-cell table:style-name="Leaf"/>
          <table:table-cell table:style-name="Branch"/>
          <table:table-cell table:style-name="Sky"/>
          <table:table-cell table:style-name="Leaf"/>
          <table:table-cell table:style-name="Sky" table:number-columns-repeated="3"/>
          <table:table-cell table:style-name="Leaf"/>
          <table:table-cell table:style-name="Trunk"/>
          <table:table-cell table:style-name="Sky" table:number-columns-repeated="3"/>
          <table:table-cell table:number-columns-repeated="42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style-name="Sky"/>
          <table:table-cell table:style-name="Trunk"/>
          <table:table-cell table:style-name="Sky"/>
          <table:table-cell table:style-name="Trunk"/>
          <table:table-cell table:style-name="Sky"/>
          <table:table-cell table:style-name="Trunk"/>
          <table:table-cell table:style-name="Sky"/>
          <table:table-cell table:style-name="Trunk"/>
          <table:table-cell table:style-name="Sky" table:number-columns-repeated="3"/>
          <table:table-cell table:style-name="Sky" office:value-type="string" calcext:value-type="string">
            <text:p>sapling</text:p>
          </table:table-cell>
          <table:table-cell table:style-name="Sky" table:number-columns-repeated="6"/>
          <table:table-cell table:style-name="Leaf"/>
          <table:table-cell table:style-name="Sky" table:number-columns-repeated="2"/>
          <table:table-cell table:style-name="Leaf"/>
          <table:table-cell table:style-name="Twig"/>
          <table:table-cell table:style-name="Leaf"/>
          <table:table-cell table:style-name="Sky" table:number-columns-repeated="2"/>
          <table:table-cell table:style-name="Leaf"/>
          <table:table-cell table:style-name="Sky"/>
          <table:table-cell table:style-name="Branch"/>
          <table:table-cell table:style-name="Leaf" table:number-columns-repeated="2"/>
          <table:table-cell table:style-name="Sky" table:number-columns-repeated="5"/>
          <table:table-cell table:style-name="Leaf"/>
          <table:table-cell table:style-name="Trunk"/>
          <table:table-cell table:style-name="Sky" table:number-columns-repeated="6"/>
          <table:table-cell table:style-name="Trunk"/>
          <table:table-cell table:style-name="Sky" table:number-columns-repeated="3"/>
          <table:table-cell table:number-columns-repeated="42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style-name="Sky"/>
          <table:table-cell table:style-name="Trunk"/>
          <table:table-cell table:style-name="Sky"/>
          <table:table-cell table:style-name="Trunk"/>
          <table:table-cell table:style-name="Sky"/>
          <table:table-cell table:style-name="Trunk"/>
          <table:table-cell table:style-name="Sky"/>
          <table:table-cell table:style-name="Trunk"/>
          <table:table-cell table:style-name="Sky" table:number-columns-repeated="6"/>
          <table:table-cell table:style-name="Leaf"/>
          <table:table-cell table:style-name="Sky" table:number-columns-repeated="2"/>
          <table:table-cell table:style-name="Leaf"/>
          <table:table-cell table:style-name="Twig"/>
          <table:table-cell table:style-name="Leaf"/>
          <table:table-cell table:style-name="Sky"/>
          <table:table-cell table:style-name="Leaf"/>
          <table:table-cell table:style-name="Branch"/>
          <table:table-cell table:style-name="Leaf"/>
          <table:table-cell table:style-name="Sky" table:number-columns-repeated="2"/>
          <table:table-cell table:style-name="Leaf"/>
          <table:table-cell table:style-name="Sky"/>
          <table:table-cell table:style-name="Trunk"/>
          <table:table-cell table:style-name="Leaf"/>
          <table:table-cell table:style-name="Sky" table:number-columns-repeated="7"/>
          <table:table-cell table:style-name="Trunk"/>
          <table:table-cell table:style-name="Sky" table:number-columns-repeated="6"/>
          <table:table-cell table:style-name="Trunk"/>
          <table:table-cell table:style-name="Sky" table:number-columns-repeated="3"/>
          <table:table-cell table:number-columns-repeated="42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style-name="Sky"/>
          <table:table-cell table:style-name="Trunk"/>
          <table:table-cell table:style-name="Sky"/>
          <table:table-cell table:style-name="Trunk"/>
          <table:table-cell table:style-name="Sky"/>
          <table:table-cell table:style-name="Trunk"/>
          <table:table-cell table:style-name="Sky"/>
          <table:table-cell table:style-name="Trunk"/>
          <table:table-cell table:style-name="Sky" table:number-columns-repeated="3"/>
          <table:table-cell table:style-name="Shrub"/>
          <table:table-cell table:style-name="Sky"/>
          <table:table-cell table:style-name="Leaf"/>
          <table:table-cell table:style-name="Twig"/>
          <table:table-cell table:style-name="Leaf"/>
          <table:table-cell table:style-name="Sky"/>
          <table:table-cell table:style-name="Leaf"/>
          <table:table-cell table:style-name="Trunk"/>
          <table:table-cell table:style-name="Leaf"/>
          <table:table-cell table:style-name="Sky" table:number-columns-repeated="2"/>
          <table:table-cell table:style-name="Trunk"/>
          <table:table-cell table:style-name="Sky" table:number-columns-repeated="5"/>
          <table:table-cell table:style-name="Trunk"/>
          <table:table-cell table:style-name="Sky" table:number-columns-repeated="8"/>
          <table:table-cell table:style-name="Trunk"/>
          <table:table-cell table:style-name="Sky" table:number-columns-repeated="6"/>
          <table:table-cell table:style-name="Trunk"/>
          <table:table-cell table:style-name="Sky" table:number-columns-repeated="3"/>
          <table:table-cell table:number-columns-repeated="42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style-name="Dirt"/>
          <table:table-cell table:style-name="Root"/>
          <table:table-cell table:style-name="Dirt"/>
          <table:table-cell table:style-name="Root"/>
          <table:table-cell table:style-name="Dirt"/>
          <table:table-cell table:style-name="Root"/>
          <table:table-cell table:style-name="Dirt"/>
          <table:table-cell table:style-name="Root"/>
          <table:table-cell table:style-name="Dirt" table:number-columns-repeated="6"/>
          <table:table-cell table:style-name="Root"/>
          <table:table-cell table:style-name="Dirt" table:number-columns-repeated="3"/>
          <table:table-cell table:style-name="Root"/>
          <table:table-cell table:style-name="Dirt" table:number-columns-repeated="3"/>
          <table:table-cell table:style-name="Root"/>
          <table:table-cell table:style-name="Dirt" table:number-columns-repeated="5"/>
          <table:table-cell table:style-name="Root"/>
          <table:table-cell table:style-name="Dirt" table:number-columns-repeated="8"/>
          <table:table-cell table:style-name="Root"/>
          <table:table-cell table:style-name="Dirt" table:number-columns-repeated="6"/>
          <table:table-cell table:style-name="Root"/>
          <table:table-cell table:style-name="Dirt" table:number-columns-repeated="3"/>
          <table:table-cell table:number-columns-repeated="42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style-name="Dirt"/>
          <table:table-cell table:style-name="Root"/>
          <table:table-cell table:style-name="Dirt"/>
          <table:table-cell table:style-name="Root"/>
          <table:table-cell table:style-name="Dirt"/>
          <table:table-cell table:style-name="Root"/>
          <table:table-cell table:style-name="Dirt" table:number-columns-repeated="31"/>
          <table:table-cell table:style-name="Root"/>
          <table:table-cell table:style-name="Dirt" table:number-columns-repeated="6"/>
          <table:table-cell table:style-name="Root"/>
          <table:table-cell table:style-name="Dirt" table:number-columns-repeated="3"/>
          <table:table-cell table:number-columns-repeated="42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style-name="Dirt"/>
          <table:table-cell table:style-name="Root"/>
          <table:table-cell table:style-name="Dirt" table:number-columns-repeated="42"/>
          <table:table-cell table:style-name="ce1" office:value-type="string" calcext:value-type="string">
            <text:p>12/7/20</text:p>
          </table:table-cell>
          <table:table-cell table:style-name="Dirt" table:number-columns-repeated="3"/>
          <table:table-cell table:number-columns-repeated="42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style-name="Rock" table:number-columns-repeated="41"/>
          <table:table-cell table:number-columns-repeated="49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style-name="Rock" table:number-columns-repeated="41"/>
          <table:table-cell table:number-columns-repeated="49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style-name="Rock" table:number-columns-repeated="41"/>
          <table:table-cell table:number-columns-repeated="3"/>
          <table:table-cell table:formula="of:=20-[.AR18]" office:value-type="float" office:value="13" calcext:value-type="float">
            <text:p>13</text:p>
          </table:table-cell>
          <table:table-cell table:number-columns-repeated="45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number-columns-repeated="90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number-columns-repeated="90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number-columns-repeated="90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number-columns-repeated="90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number-columns-repeated="90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number-columns-repeated="90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number-columns-repeated="90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number-columns-repeated="90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number-columns-repeated="90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number-columns-repeated="90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number-columns-repeated="90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number-columns-repeated="90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number-columns-repeated="90"/>
        </table:table-row>
        <table:table-row table:style-name="ro1" table:number-rows-repeated="1048529">
          <table:table-cell table:number-columns-repeated="91"/>
        </table:table-row>
        <table:table-row table:style-name="ro1">
          <table:table-cell table:number-columns-repeated="91"/>
        </table:table-row>
      </table:table>
      <table:table table:name="Sheet2" table:style-name="ta1">
        <table:table-column table:style-name="co2" table:default-cell-style-name="Trunk"/>
        <table:table-column table:style-name="co2" table:number-columns-repeated="2" table:default-cell-style-name="Default"/>
        <table:table-column table:style-name="co2" table:number-columns-repeated="41" table:default-cell-style-name="Sky"/>
        <table:table-column table:style-name="co2" table:default-cell-style-name="Trunk"/>
        <table:table-column table:style-name="co2" table:number-columns-repeated="11" table:default-cell-style-name="Default"/>
        <table:table-column table:style-name="co2" table:default-cell-style-name="Trunk"/>
        <table:table-column table:style-name="co2" table:number-columns-repeated="83" table:default-cell-style-name="Default"/>
        <table:table-row table:style-name="ro1">
          <table:table-cell table:style-name="Default"/>
          <table:table-cell table:number-columns-repeated="4"/>
          <table:table-cell table:formula="of:=11-FLOOR(5/2)" office:value-type="float" office:value="9" calcext:value-type="float">
            <text:p>9</text:p>
          </table:table-cell>
          <table:table-cell table:number-columns-repeated="4"/>
          <table:table-cell table:formula="of:=11+FLOOR(5/2)" office:value-type="float" office:value="13" calcext:value-type="float">
            <text:p>13</text:p>
          </table:table-cell>
          <table:table-cell table:number-columns-repeated="27"/>
          <table:table-cell office:value-type="string" calcext:value-type="string">
            <text:p>w=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Sky"/>
          <table:table-cell table:number-columns-repeated="11"/>
          <table:table-cell table:style-name="Default"/>
          <table:table-cell table:number-columns-repeated="83"/>
        </table:table-row>
        <table:table-row table:style-name="ro1">
          <table:table-cell table:style-name="Default"/>
          <table:table-cell table:number-columns-repeated="37"/>
          <table:table-cell office:value-type="string" calcext:value-type="string">
            <text:p>h=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Sky"/>
          <table:table-cell table:number-columns-repeated="11"/>
          <table:table-cell table:style-name="Default"/>
          <table:table-cell table:number-columns-repeated="83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9/13/-1</text:p>
          </table:table-cell>
          <table:table-cell table:number-columns-repeated="3"/>
          <table:table-cell office:value-type="string" calcext:value-type="string">
            <text:p>'13/17/-1</text:p>
          </table:table-cell>
          <table:table-cell table:number-columns-repeated="27"/>
          <table:table-cell office:value-type="string" calcext:value-type="string">
            <text:p>d=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Sky"/>
          <table:table-cell table:number-columns-repeated="9"/>
          <table:table-cell table:style-name="Sky" table:number-columns-repeated="2"/>
          <table:table-cell table:style-name="Leaf"/>
          <table:table-cell table:style-name="Sky" table:number-columns-repeated="2"/>
          <table:table-cell table:number-columns-repeated="81"/>
        </table:table-row>
        <table:table-row table:style-name="ro1">
          <table:table-cell table:style-name="Default"/>
          <table:table-cell table:number-columns-repeated="43"/>
          <table:table-cell table:style-name="Sky"/>
          <table:table-cell table:number-columns-repeated="3"/>
          <table:table-cell table:style-name="Sky" table:number-columns-repeated="2"/>
          <table:table-cell table:style-name="Leaf"/>
          <table:table-cell table:style-name="Sky" table:number-columns-repeated="2"/>
          <table:table-cell/>
          <table:table-cell table:style-name="Sky"/>
          <table:table-cell table:style-name="Leaf"/>
          <table:table-cell table:style-name="Twig"/>
          <table:table-cell table:style-name="Leaf"/>
          <table:table-cell table:style-name="Sky"/>
          <table:table-cell table:number-columns-repeated="81"/>
        </table:table-row>
        <table:table-row table:style-name="ro1">
          <table:table-cell table:style-name="Sky" office:value-type="string" calcext:value-type="string">
            <text:p>50 m pine</text:p>
          </table:table-cell>
          <table:table-cell table:number-columns-repeated="43"/>
          <table:table-cell table:style-name="Leaf"/>
          <table:table-cell table:style-name="Sky" table:number-columns-repeated="2"/>
          <table:table-cell/>
          <table:table-cell table:style-name="Sky"/>
          <table:table-cell table:style-name="Leaf"/>
          <table:table-cell table:style-name="Twig"/>
          <table:table-cell table:style-name="Leaf"/>
          <table:table-cell table:style-name="Sky"/>
          <table:table-cell/>
          <table:table-cell table:style-name="Leaf"/>
          <table:table-cell table:style-name="Twig"/>
          <table:table-cell table:style-name="Branch"/>
          <table:table-cell table:style-name="Twig"/>
          <table:table-cell table:style-name="Leaf"/>
          <table:table-cell table:number-columns-repeated="81"/>
        </table:table-row>
        <table:table-row table:style-name="ro1">
          <table:table-cell table:number-columns-repeated="38"/>
          <table:table-cell table:style-name="Leaf"/>
          <table:table-cell table:number-columns-repeated="4"/>
          <table:table-cell table:style-name="Leaf"/>
          <table:table-cell table:style-name="Twig"/>
          <table:table-cell table:style-name="Leaf"/>
          <table:table-cell table:style-name="Sky"/>
          <table:table-cell/>
          <table:table-cell table:style-name="Leaf"/>
          <table:table-cell table:style-name="Twig"/>
          <table:table-cell table:style-name="Branch"/>
          <table:table-cell table:style-name="Twig"/>
          <table:table-cell table:style-name="Leaf"/>
          <table:table-cell table:number-columns-repeated="87"/>
        </table:table-row>
        <table:table-row table:style-name="ro1">
          <table:table-cell table:number-columns-repeated="32"/>
          <table:table-cell table:style-name="Leaf"/>
          <table:table-cell table:number-columns-repeated="4"/>
          <table:table-cell table:style-name="Leaf"/>
          <table:table-cell table:style-name="Twig"/>
          <table:table-cell table:style-name="Leaf"/>
          <table:table-cell table:number-columns-repeated="2"/>
          <table:table-cell table:style-name="Leaf"/>
          <table:table-cell table:style-name="Twig"/>
          <table:table-cell table:style-name="Branch"/>
          <table:table-cell table:style-name="Twig"/>
          <table:table-cell table:style-name="Leaf"/>
          <table:table-cell table:number-columns-repeated="3"/>
          <table:table-cell table:style-name="Trunk"/>
          <table:table-cell table:number-columns-repeated="3"/>
          <table:table-cell table:style-name="Leaf"/>
          <table:table-cell table:style-name="Twig"/>
          <table:table-cell/>
          <table:table-cell table:style-name="Twig"/>
          <table:table-cell table:style-name="Leaf"/>
          <table:table-cell table:number-columns-repeated="81"/>
        </table:table-row>
        <table:table-row table:style-name="ro1">
          <table:table-cell table:number-columns-repeated="26"/>
          <table:table-cell table:style-name="Leaf"/>
          <table:table-cell table:number-columns-repeated="4"/>
          <table:table-cell table:style-name="Leaf"/>
          <table:table-cell table:style-name="Twig"/>
          <table:table-cell table:style-name="Leaf"/>
          <table:table-cell table:number-columns-repeated="2"/>
          <table:table-cell table:style-name="Leaf"/>
          <table:table-cell table:style-name="Twig"/>
          <table:table-cell table:style-name="Branch"/>
          <table:table-cell table:style-name="Twig"/>
          <table:table-cell table:style-name="Leaf"/>
          <table:table-cell/>
          <table:table-cell table:style-name="Default" table:number-columns-repeated="2"/>
          <table:table-cell table:number-columns-repeated="4"/>
          <table:table-cell table:style-name="Leaf"/>
          <table:table-cell table:style-name="Twig"/>
          <table:table-cell table:style-name="Trunk"/>
          <table:table-cell table:style-name="Twig"/>
          <table:table-cell table:style-name="Leaf"/>
          <table:table-cell table:number-columns-repeated="87"/>
        </table:table-row>
        <table:table-row table:style-name="ro1">
          <table:table-cell table:number-columns-repeated="20"/>
          <table:table-cell table:style-name="Leaf"/>
          <table:table-cell table:number-columns-repeated="4"/>
          <table:table-cell table:style-name="Leaf"/>
          <table:table-cell table:style-name="Twig"/>
          <table:table-cell table:style-name="Leaf"/>
          <table:table-cell table:number-columns-repeated="2"/>
          <table:table-cell table:style-name="Leaf"/>
          <table:table-cell table:style-name="Twig"/>
          <table:table-cell table:style-name="Branch"/>
          <table:table-cell table:style-name="Twig"/>
          <table:table-cell table:style-name="Leaf"/>
          <table:table-cell/>
          <table:table-cell table:style-name="Default" table:number-columns-repeated="2"/>
          <table:table-cell table:style-name="Trunk"/>
          <table:table-cell table:style-name="Default" table:number-columns-repeated="2"/>
          <table:table-cell/>
          <table:table-cell table:style-name="Leaf"/>
          <table:table-cell table:style-name="Twig"/>
          <table:table-cell/>
          <table:table-cell table:style-name="Twig"/>
          <table:table-cell table:style-name="Leaf"/>
          <table:table-cell table:number-columns-repeated="3"/>
          <table:table-cell table:style-name="Trunk"/>
          <table:table-cell table:number-columns-repeated="3"/>
          <table:table-cell table:style-name="Leaf"/>
          <table:table-cell table:style-name="Twig"/>
          <table:table-cell/>
          <table:table-cell table:style-name="Twig"/>
          <table:table-cell table:style-name="Leaf"/>
          <table:table-cell table:number-columns-repeated="81"/>
        </table:table-row>
        <table:table-row table:style-name="ro1">
          <table:table-cell table:number-columns-repeated="3"/>
          <table:table-cell office:value-type="string" calcext:value-type="string">
            <text:p>sapling</text:p>
          </table:table-cell>
          <table:table-cell table:number-columns-repeated="10"/>
          <table:table-cell table:style-name="Leaf"/>
          <table:table-cell table:number-columns-repeated="4"/>
          <table:table-cell table:style-name="Leaf"/>
          <table:table-cell table:style-name="Twig"/>
          <table:table-cell table:style-name="Leaf"/>
          <table:table-cell table:number-columns-repeated="2"/>
          <table:table-cell table:style-name="Leaf"/>
          <table:table-cell table:style-name="Twig"/>
          <table:table-cell table:style-name="Branch"/>
          <table:table-cell table:style-name="Twig"/>
          <table:table-cell table:style-name="Leaf"/>
          <table:table-cell/>
          <table:table-cell table:style-name="Default" table:number-columns-repeated="2"/>
          <table:table-cell table:style-name="Trunk"/>
          <table:table-cell table:style-name="Default" table:number-columns-repeated="2"/>
          <table:table-cell/>
          <table:table-cell table:style-name="Leaf"/>
          <table:table-cell table:style-name="Twig"/>
          <table:table-cell table:style-name="Trunk"/>
          <table:table-cell table:style-name="Twig"/>
          <table:table-cell table:style-name="Leaf"/>
          <table:table-cell/>
          <table:table-cell table:style-name="Default" table:number-columns-repeated="2"/>
          <table:table-cell table:number-columns-repeated="4"/>
          <table:table-cell table:style-name="Leaf"/>
          <table:table-cell table:style-name="Twig"/>
          <table:table-cell table:style-name="Trunk"/>
          <table:table-cell table:style-name="Twig"/>
          <table:table-cell table:style-name="Leaf"/>
          <table:table-cell table:number-columns-repeated="87"/>
        </table:table-row>
        <table:table-row table:style-name="ro1">
          <table:table-cell table:number-columns-repeated="8"/>
          <table:table-cell table:style-name="Leaf"/>
          <table:table-cell table:number-columns-repeated="4"/>
          <table:table-cell table:style-name="Leaf"/>
          <table:table-cell table:style-name="Branch"/>
          <table:table-cell table:style-name="Leaf"/>
          <table:table-cell table:number-columns-repeated="2"/>
          <table:table-cell table:style-name="Leaf"/>
          <table:table-cell table:style-name="Twig"/>
          <table:table-cell table:style-name="Branch"/>
          <table:table-cell table:style-name="Twig"/>
          <table:table-cell table:style-name="Leaf"/>
          <table:table-cell/>
          <table:table-cell table:style-name="Default" table:number-columns-repeated="2"/>
          <table:table-cell table:style-name="Trunk"/>
          <table:table-cell table:style-name="Default" table:number-columns-repeated="2"/>
          <table:table-cell/>
          <table:table-cell table:style-name="Leaf"/>
          <table:table-cell table:style-name="Twig"/>
          <table:table-cell table:style-name="Trunk"/>
          <table:table-cell table:style-name="Twig"/>
          <table:table-cell table:style-name="Leaf"/>
          <table:table-cell table:number-columns-repeated="2"/>
          <table:table-cell table:style-name="Default"/>
          <table:table-cell table:style-name="Trunk"/>
          <table:table-cell table:style-name="Default"/>
          <table:table-cell table:number-columns-repeated="2"/>
          <table:table-cell table:style-name="Leaf"/>
          <table:table-cell table:style-name="Twig"/>
          <table:table-cell/>
          <table:table-cell table:style-name="Twig"/>
          <table:table-cell table:style-name="Leaf"/>
          <table:table-cell table:number-columns-repeated="3"/>
          <table:table-cell table:style-name="Trunk"/>
          <table:table-cell table:number-columns-repeated="3"/>
          <table:table-cell table:style-name="Leaf"/>
          <table:table-cell table:style-name="Twig"/>
          <table:table-cell/>
          <table:table-cell table:style-name="Twig"/>
          <table:table-cell table:style-name="Leaf"/>
          <table:table-cell table:number-columns-repeated="81"/>
        </table:table-row>
        <table:table-row table:style-name="ro1">
          <table:table-cell table:number-columns-repeated="3"/>
          <table:table-cell table:style-name="Shrub"/>
          <table:table-cell table:number-columns-repeated="3"/>
          <table:table-cell table:style-name="Leaf"/>
          <table:table-cell table:style-name="Branch" office:value-type="string" calcext:value-type="string">
            <text:p>11/15/9</text:p>
          </table:table-cell>
          <table:table-cell table:style-name="Leaf"/>
          <table:table-cell table:number-columns-repeated="4"/>
          <table:table-cell table:style-name="Trunk"/>
          <table:table-cell table:number-columns-repeated="5"/>
          <table:table-cell table:style-name="Trunk"/>
          <table:table-cell table:number-columns-repeated="5"/>
          <table:table-cell table:style-name="Trunk"/>
          <table:table-cell table:number-columns-repeated="5"/>
          <table:table-cell table:style-name="Trunk"/>
          <table:table-cell table:number-columns-repeated="5"/>
          <table:table-cell table:style-name="Trunk"/>
          <table:table-cell table:number-columns-repeated="6"/>
          <table:table-cell table:style-name="Sky" table:number-columns-repeated="2"/>
          <table:table-cell/>
          <table:table-cell table:style-name="Sky" table:number-columns-repeated="2"/>
          <table:table-cell table:style-name="Trunk"/>
          <table:table-cell table:style-name="Sky" table:number-columns-repeated="2"/>
          <table:table-cell/>
          <table:table-cell table:style-name="Sky" table:number-columns-repeated="2"/>
          <table:table-cell/>
          <table:table-cell table:style-name="Sky" table:number-columns-repeated="2"/>
          <table:table-cell table:number-columns-repeated="81"/>
        </table:table-row>
        <table:table-row table:style-name="ro1">
          <table:table-cell table:style-name="Root"/>
          <table:table-cell table:number-columns-repeated="2"/>
          <table:table-cell table:style-name="Dirt" table:number-columns-repeated="5"/>
          <table:table-cell table:style-name="Root"/>
          <table:table-cell table:style-name="Dirt" table:number-columns-repeated="5"/>
          <table:table-cell table:style-name="Root"/>
          <table:table-cell table:style-name="Dirt" table:number-columns-repeated="5"/>
          <table:table-cell table:style-name="Root"/>
          <table:table-cell table:style-name="Dirt" table:number-columns-repeated="5"/>
          <table:table-cell table:style-name="Root"/>
          <table:table-cell table:style-name="Dirt" table:number-columns-repeated="5"/>
          <table:table-cell table:style-name="Root"/>
          <table:table-cell table:style-name="Dirt" table:number-columns-repeated="5"/>
          <table:table-cell table:style-name="Root"/>
          <table:table-cell table:style-name="Dirt" table:number-columns-repeated="5"/>
          <table:table-cell table:style-name="Root"/>
          <table:table-cell table:style-name="Dirt" table:number-columns-repeated="2"/>
          <table:table-cell/>
          <table:table-cell table:style-name="Dirt" table:number-columns-repeated="2"/>
          <table:table-cell table:style-name="Root"/>
          <table:table-cell table:style-name="Dirt" table:number-columns-repeated="2"/>
          <table:table-cell/>
          <table:table-cell table:style-name="Dirt" table:number-columns-repeated="2"/>
          <table:table-cell table:style-name="Root"/>
          <table:table-cell table:style-name="Dirt" table:number-columns-repeated="2"/>
          <table:table-cell table:number-columns-repeated="81"/>
        </table:table-row>
        <table:table-row table:style-name="ro1">
          <table:table-cell table:style-name="Root"/>
          <table:table-cell table:number-columns-repeated="2"/>
          <table:table-cell table:style-name="Dirt" table:number-columns-repeated="3"/>
          <table:table-cell table:style-name="Dirt" office:value-type="string" calcext:value-type="string">
            <text:p>9/13/11</text:p>
          </table:table-cell>
          <table:table-cell table:style-name="Dirt" table:number-columns-repeated="3"/>
          <table:table-cell table:style-name="Dirt" office:value-type="string" calcext:value-type="string">
            <text:p>'13/17/11</text:p>
          </table:table-cell>
          <table:table-cell table:style-name="Dirt" table:number-columns-repeated="27"/>
          <table:table-cell table:style-name="Root"/>
          <table:table-cell table:style-name="Dirt" table:number-columns-repeated="5"/>
          <table:table-cell table:style-name="Root"/>
          <table:table-cell table:style-name="Dirt" table:number-columns-repeated="2"/>
          <table:table-cell/>
          <table:table-cell table:style-name="Dirt" table:number-columns-repeated="2"/>
          <table:table-cell table:style-name="Root"/>
          <table:table-cell table:style-name="Dirt" table:number-columns-repeated="2"/>
          <table:table-cell/>
          <table:table-cell table:style-name="Dirt" table:number-columns-repeated="2"/>
          <table:table-cell table:style-name="Root"/>
          <table:table-cell table:style-name="Dirt" table:number-columns-repeated="2"/>
          <table:table-cell table:number-columns-repeated="81"/>
        </table:table-row>
        <table:table-row table:style-name="ro1">
          <table:table-cell table:style-name="Dirt"/>
          <table:table-cell table:number-columns-repeated="2"/>
          <table:table-cell table:style-name="Dirt" table:number-columns-repeated="38"/>
          <table:table-cell table:style-name="ce1" office:value-type="string" calcext:value-type="string">
            <text:p>12/7/20</text:p>
          </table:table-cell>
          <table:table-cell table:style-name="Dirt" table:number-columns-repeated="5"/>
          <table:table-cell table:number-columns-repeated="9"/>
          <table:table-cell table:style-name="Default"/>
          <table:table-cell table:number-columns-repeated="83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2"/>
          <table:table-cell table:number-columns-repeated="11"/>
          <table:table-cell table:style-name="Default"/>
          <table:table-cell table:number-columns-repeated="83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5"/>
          <table:table-cell table:style-name="ce2"/>
          <table:table-cell table:style-name="Default" table:number-columns-repeated="36"/>
          <table:table-cell table:number-columns-repeated="11"/>
          <table:table-cell table:style-name="Default"/>
          <table:table-cell table:number-columns-repeated="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ky" style:family="table-cell" style:parent-style-name="Default">
      <style:table-cell-properties fo:background-color="#dee6ef" style:diagonal-bl-tr="none" style:diagonal-tl-br="none" fo:border="0.06pt solid #000000"/>
    </style:style>
    <style:style style:name="Dirt" style:family="table-cell" style:parent-style-name="Default">
      <style:table-cell-properties fo:background-color="#784b04" style:diagonal-bl-tr="none" style:diagonal-tl-br="none" fo:border="0.06pt solid #000000"/>
    </style:style>
    <style:style style:name="Rock" style:family="table-cell" style:parent-style-name="Default">
      <style:table-cell-properties fo:background-color="#dddddd" style:diagonal-bl-tr="none" style:diagonal-tl-br="none" fo:border="0.06pt solid #000000"/>
    </style:style>
    <style:style style:name="Trunk" style:family="table-cell" style:parent-style-name="Default">
      <style:table-cell-properties fo:background-color="#8d281e" style:diagonal-bl-tr="none" style:diagonal-tl-br="none" fo:border="0.06pt solid #000000"/>
    </style:style>
    <style:style style:name="Root" style:family="table-cell" style:parent-style-name="Dirt">
      <style:table-cell-properties fo:background-color="#784b04" style:diagonal-bl-tr="0.06pt dashed #000000" style:diagonal-tl-br="0.06pt dashed #000000"/>
    </style:style>
    <style:style style:name="Shrub" style:family="table-cell" style:parent-style-name="Default">
      <style:table-cell-properties fo:background-color="#00a933" style:diagonal-bl-tr="none" style:diagonal-tl-br="none" fo:border="0.06pt solid #000000"/>
    </style:style>
    <style:style style:name="Branch" style:family="table-cell" style:parent-style-name="Default">
      <style:table-cell-properties fo:background-color="#be480a" style:diagonal-bl-tr="none" style:diagonal-tl-br="none" fo:border="0.06pt solid #000000"/>
    </style:style>
    <style:style style:name="Leaf" style:family="table-cell" style:parent-style-name="Default">
      <style:table-cell-properties fo:background-color="#81d41a" style:diagonal-bl-tr="none" style:diagonal-tl-br="none" fo:border="0.06pt solid #000000"/>
    </style:style>
    <style:style style:name="Twig" style:family="table-cell" style:parent-style-name="Default">
      <style:table-cell-properties fo:background-color="#e8a202" style:diagonal-bl-tr="0.06pt dashed #000000" style:diagonal-tl-br="0.06pt dashed #000000" fo:border="0.06pt solid 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5T14:29:26.421464869</meta:creation-date>
    <dc:date>2024-10-30T09:32:35.259434881</dc:date>
    <meta:editing-duration>PT16H46M20S</meta:editing-duration>
    <meta:editing-cycles>5</meta:editing-cycles>
    <meta:generator>LibreOffice/6.4.7.2$Linux_X86_64 LibreOffice_project/40$Build-2</meta:generator>
    <meta:document-statistic meta:table-count="2" meta:cell-count="74" meta:object-count="0"/>
  </office:meta>
</office:document-meta>
</file>